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rrelationSetInstance.getScop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rrelationSetInstance.CorrelationSetInstance( Long scopeInstanceId , OScope . CorrelationSet c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rrelationSetInstanc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